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17.59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7.59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Standard">
      <style:text-properties fo:language="fr" fo:country="FR" officeooo:rsid="0010f1c7" officeooo:paragraph-rsid="0010f1c7"/>
    </style:style>
    <style:style style:name="P2" style:family="paragraph" style:parent-style-name="Standard">
      <style:text-properties fo:language="fr" fo:country="FR" fo:font-style="italic" style:text-underline-style="solid" style:text-underline-width="auto" style:text-underline-color="font-color" fo:font-weight="bold" officeooo:rsid="002194a9" officeooo:paragraph-rsid="001378aa" style:font-style-asian="italic" style:font-weight-asian="bold" style:font-style-complex="italic" style:font-weight-complex="bold"/>
    </style:style>
    <style:style style:name="P3" style:family="paragraph" style:parent-style-name="Standard">
      <style:text-properties fo:language="fr" fo:country="FR" fo:font-style="italic" style:text-underline-style="none" officeooo:rsid="0017ae9b" officeooo:paragraph-rsid="00259972" style:font-style-asian="italic" style:font-style-complex="italic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officeooo:rsid="00149792" officeooo:paragraph-rsid="00149792"/>
    </style:style>
    <style:style style:name="P5" style:family="paragraph" style:parent-style-name="Standard">
      <style:text-properties fo:language="fr" fo:country="FR" style:text-underline-style="solid" style:text-underline-width="auto" style:text-underline-color="font-color" officeooo:rsid="00149792" officeooo:paragraph-rsid="002194a9"/>
    </style:style>
    <style:style style:name="P6" style:family="paragraph" style:parent-style-name="Standard">
      <style:text-properties fo:language="fr" fo:country="FR" style:text-underline-style="none" officeooo:rsid="001c3f23" officeooo:paragraph-rsid="001c3f23"/>
    </style:style>
    <style:style style:name="P7" style:family="paragraph" style:parent-style-name="Standard">
      <style:text-properties fo:language="fr" fo:country="FR" style:text-underline-style="none" officeooo:rsid="0022e0ae" officeooo:paragraph-rsid="0022e0ae"/>
    </style:style>
    <style:style style:name="P8" style:family="paragraph" style:parent-style-name="Standard">
      <style:text-properties fo:language="fr" fo:country="FR" style:text-underline-style="none" officeooo:rsid="0022ebf2" officeooo:paragraph-rsid="0022ebf2"/>
    </style:style>
    <style:style style:name="P9" style:family="paragraph" style:parent-style-name="Standard">
      <style:text-properties fo:language="fr" fo:country="FR" style:text-underline-style="none" fo:font-weight="normal" officeooo:rsid="001378aa" officeooo:paragraph-rsid="001378aa" style:font-weight-asian="normal" style:font-weight-complex="normal"/>
    </style:style>
    <style:style style:name="P10" style:family="paragraph" style:parent-style-name="Standard">
      <style:text-properties fo:language="fr" fo:country="FR" fo:font-style="normal" style:text-underline-style="none" fo:font-weight="bold" officeooo:rsid="002194a9" officeooo:paragraph-rsid="002194a9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language="fr" fo:country="FR" fo:font-style="normal" style:text-underline-style="none" fo:font-weight="normal" officeooo:rsid="00259972" officeooo:paragraph-rsid="0025997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fr" fo:country="FR" fo:font-style="normal" style:text-underline-style="none" fo:font-weight="normal" officeooo:rsid="00259972" officeooo:paragraph-rsid="003610e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fr" fo:country="FR" fo:font-style="normal" style:text-underline-style="none" fo:font-weight="normal" officeooo:rsid="00149792" officeooo:paragraph-rsid="0014979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fr" fo:country="FR" fo:font-style="normal" style:text-underline-style="none" officeooo:rsid="00259972" officeooo:paragraph-rsid="00259972" style:font-style-asian="normal" style:font-style-complex="normal"/>
    </style:style>
    <style:style style:name="P15" style:family="paragraph" style:parent-style-name="Standard">
      <style:text-properties fo:language="fr" fo:country="FR" fo:font-style="normal" style:text-underline-style="none" officeooo:rsid="0017ae9b" officeooo:paragraph-rsid="0017ae9b" style:font-style-asian="normal" style:font-style-complex="normal"/>
    </style:style>
    <style:style style:name="P16" style:family="paragraph" style:parent-style-name="Standard">
      <style:text-properties fo:language="fr" fo:country="FR" fo:font-style="normal" style:text-underline-style="none" officeooo:rsid="0017ae9b" officeooo:paragraph-rsid="00259972" style:font-style-asian="normal" style:font-style-complex="normal"/>
    </style:style>
    <style:style style:name="P17" style:family="paragraph" style:parent-style-name="Standard">
      <style:text-properties fo:language="fr" fo:country="FR" fo:font-style="normal" style:text-underline-style="solid" style:text-underline-width="auto" style:text-underline-color="font-color" fo:font-weight="normal" officeooo:rsid="00149792" officeooo:paragraph-rsid="002194a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fr" fo:country="FR" fo:font-style="normal" style:text-underline-style="solid" style:text-underline-width="auto" style:text-underline-color="font-color" fo:font-weight="normal" officeooo:rsid="002200d5" officeooo:paragraph-rsid="002200d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fr" fo:country="FR" fo:font-style="normal" style:text-underline-style="solid" style:text-underline-width="auto" style:text-underline-color="font-color" officeooo:rsid="00259972" officeooo:paragraph-rsid="00259972" style:font-style-asian="normal" style:font-style-complex="normal"/>
    </style:style>
    <style:style style:name="P20" style:family="paragraph" style:parent-style-name="Standard">
      <style:text-properties fo:language="fr" fo:country="FR" fo:font-style="normal" style:text-underline-style="solid" style:text-underline-width="auto" style:text-underline-color="font-color" officeooo:rsid="0017ae9b" officeooo:paragraph-rsid="0017ae9b" style:font-style-asian="normal" style:font-style-complex="normal"/>
    </style:style>
    <style:style style:name="P21" style:family="paragraph" style:parent-style-name="Standard">
      <style:text-properties fo:language="fr" fo:country="FR" fo:font-style="normal" style:text-underline-style="solid" style:text-underline-width="auto" style:text-underline-color="font-color" fo:font-weight="bold" officeooo:rsid="00259972" officeooo:paragraph-rsid="00259972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language="fr" fo:country="FR" fo:font-style="normal" style:text-underline-style="solid" style:text-underline-width="auto" style:text-underline-color="font-color" fo:font-weight="bold" officeooo:rsid="0017ae9b" officeooo:paragraph-rsid="0017ae9b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language="fr" fo:country="FR" fo:font-weight="bold" officeooo:rsid="0010f1c7" officeooo:paragraph-rsid="0010f1c7" style:font-weight-asian="bold" style:font-weight-complex="bold"/>
    </style:style>
    <style:style style:name="P24" style:family="paragraph" style:parent-style-name="Standard">
      <style:text-properties fo:font-size="15pt" fo:language="fr" fo:country="FR" fo:font-style="italic" style:text-underline-style="solid" style:text-underline-width="auto" style:text-underline-color="font-color" fo:font-weight="bold" officeooo:rsid="001378aa" officeooo:paragraph-rsid="001378aa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Table_20_Contents">
      <style:text-properties fo:language="fr" fo:country="FR" fo:font-style="italic" style:font-style-asian="italic" style:font-style-complex="italic"/>
    </style:style>
    <style:style style:name="P26" style:family="paragraph" style:parent-style-name="Table_20_Contents">
      <style:text-properties fo:color="#00b274" fo:language="fr" fo:country="FR" fo:font-style="italic" officeooo:paragraph-rsid="002194a9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4979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30f3" style:font-weight-asian="bold" style:font-weight-complex="bold"/>
    </style:style>
    <style:style style:name="T5" style:family="text">
      <style:text-properties fo:font-weight="bold" officeooo:rsid="0017578e" style:font-weight-asian="bold" style:font-weight-complex="bold"/>
    </style:style>
    <style:style style:name="T6" style:family="text">
      <style:text-properties officeooo:rsid="001e70a2"/>
    </style:style>
    <style:style style:name="T7" style:family="text">
      <style:text-properties officeooo:rsid="0027f8c4"/>
    </style:style>
    <style:style style:name="T8" style:family="text">
      <style:text-properties officeooo:rsid="002bc1c3"/>
    </style:style>
    <style:style style:name="T9" style:family="text">
      <style:text-properties officeooo:rsid="002dd2a4"/>
    </style:style>
    <style:style style:name="T10" style:family="text">
      <style:text-properties officeooo:rsid="002f8b0f"/>
    </style:style>
    <style:style style:name="T11" style:family="text">
      <style:text-properties officeooo:rsid="00337d4f"/>
    </style:style>
    <style:style style:name="T12" style:family="text">
      <style:text-properties officeooo:rsid="0034eabe"/>
    </style:style>
    <style:style style:name="T13" style:family="text">
      <style:text-properties officeooo:rsid="003766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zliu Arber<text:tab/><text:tab/><text:tab/><text:tab/><text:span text:style-name="T1">Compte rendu projet Algorithmique</text:span></text:p>
      <text:p text:style-name="P1">Mace Pierrick</text:p>
      <text:p text:style-name="P1"/>
      <text:p text:style-name="P1"/>
      <text:p text:style-name="P24">I.Description <text:span text:style-name="T2">Structures utilisées</text:span></text:p>
      <text:p text:style-name="P2"/>
      <text:p text:style-name="P10">Structures du tp1 :</text:p>
      <text:p text:style-name="P5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6">struct _list {</text:p>
            <text:p text:style-name="P26"><text:s text:c="4"/>int startNode; <text:s text:c="9"/>/* etat de depart de la transition */</text:p>
            <text:p text:style-name="P26"><text:s text:c="4"/>int targetNode; <text:s text:c="8"/>/* cible de la transition */</text:p>
            <text:p text:style-name="P26"><text:s text:c="4"/>unsigned char letter; <text:s text:c="2"/>/* etiquette de la transition */</text:p>
            <text:p text:style-name="P26"><text:s text:c="4"/>struct _list *next; <text:s text:c="4"/>/* maillon suivant */</text:p>
            <text:p text:style-name="P26">};</text:p>
          </table:table-cell>
        </table:table-row>
      </table:table>
      <text:p text:style-name="P17"/>
      <text:p text:style-name="P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6">struct _trie {</text:p>
            <text:p text:style-name="P26"><text:s text:c="4"/>int maxNode; <text:s text:c="7"/>/* Nombre maximal de noeuds du trie */</text:p>
            <text:p text:style-name="P26"><text:s text:c="4"/>int nextNode; <text:s text:c="6"/>/* Indice du prochain noeud disponible */</text:p>
            <text:p text:style-name="P26"><text:s text:c="4"/>List *transition; <text:s text:c="2"/>/* listes d’adjacence */</text:p>
            <text:p text:style-name="P26"><text:s text:c="4"/>size_t *finite; <text:s text:c="6"/>/* etats terminaux */</text:p>
            <text:p text:style-name="P26">};</text:p>
          </table:table-cell>
        </table:table-row>
      </table:table>
      <text:p text:style-name="P5"/>
      <text:p text:style-name="P5"/>
      <text:p text:style-name="P18"><text:span text:style-name="T5">S</text:span><text:span text:style-name="T3">tructures crées</text:span></text:p>
      <text:p text:style-name="P6"/>
      <text:p text:style-name="P6">struct _ac est une structure contenant un trie et un tableau <text:span text:style-name="T6">dynamique </text:span>d’entiers.</text:p>
      <text:p text:style-name="P8">Ce dernier va nous permettre </text:p>
      <text:p text:style-name="P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5">struct _ac {</text:p>
            <text:p text:style-name="P25"><text:s text:c="4"/>Trie trie;</text:p>
            <text:p text:style-name="P25"><text:s text:c="4"/>int supp[];</text:p>
            <text:p text:style-name="P25">};</text:p>
          </table:table-cell>
        </table:table-row>
      </table:table>
      <text:p text:style-name="P4"/>
      <text:p text:style-name="P7">struct queue <text:span text:style-name="T13">permet de définir les listes contenus dans la table de hachage.</text:span></text:p>
      <text:p text:style-name="P7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5">struct queue {</text:p>
            <text:p text:style-name="P25"><text:s text:c="2"/>size_t capacity;</text:p>
            <text:p text:style-name="P25"><text:s text:c="2"/>size_t head;</text:p>
            <text:p text:style-name="P25"><text:s text:c="2"/>size_t tail;</text:p>
            <text:p text:style-name="P25"><text:s text:c="2"/>void **queue;</text:p>
            <text:p text:style-name="P25">};</text:p>
          </table:table-cell>
        </table:table-row>
      </table:table>
      <text:p text:style-name="P4"/>
      <text:p text:style-name="P4"/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5"/></text:p>
      <text:p text:style-name="P4"><text:span text:style-name="T5"/></text:p>
      <text:p text:style-name="P4"><text:span text:style-name="T5">II.</text:span><text:span text:style-name="T4">Description </text:span><text:span text:style-name="T3">Fonctions utilisées</text:span> </text:p>
      <text:p text:style-name="P4"/>
      <text:p text:style-name="P22">Module ac.c</text:p>
      <text:p text:style-name="P20"/>
      <text:p text:style-name="P15">AC newAC(Trie trie) : <text:span text:style-name="T6">Permet de créer un nouveau trie.</text:span></text:p>
      <text:p text:style-name="P15">size_t nbOccAC(AC ac, FILE *file) : <text:span text:style-name="T7">Renvoi le nombre d’occurrence </text:span></text:p>
      <text:p text:style-name="P16">void disposeAC(AC* ac) : <text:span text:style-name="T7">Permet de libérer l’espace mémoire alloué pour le trie passé en paramètre.</text:span></text:p>
      <text:p text:style-name="P16"/>
      <text:p text:style-name="P3"/>
      <text:p text:style-name="P21">Module gen_mots.c</text:p>
      <text:p text:style-name="P21"/>
      <text:p text:style-name="P14">void generate_text(char string[], int len, int alphabet_size) : <text:span text:style-name="T9">Génère un mots de longueur len et dont la taille de l’alphabet est alphabet_size.</text:span></text:p>
      <text:p text:style-name="P14">char generate_random_character(int alphabet_size) : <text:span text:style-name="T8">Génère un caractère aléatoirement selon la taille de l’alphabet passé en paramètre.</text:span></text:p>
      <text:p text:style-name="P19"/>
      <text:p text:style-name="P21">Module gen_texte.c</text:p>
      <text:p text:style-name="P19"/>
      <text:p text:style-name="P14">void generate_text(char string[], int len, int alphabet_size) : <text:span text:style-name="T10">Génère un texte de longueur len et dont la taille de l’alphabet est alphabet_size.</text:span></text:p>
      <text:p text:style-name="P14">char generate_random_character(int alphabet_size);</text:p>
      <text:p text:style-name="P14"/>
      <text:p text:style-name="P19"/>
      <text:p text:style-name="P21">Module main-ac.c</text:p>
      <text:p text:style-name="P21"/>
      <text:p text:style-name="P12">int _insertWords(Trie trie, FILE *file) : <text:span text:style-name="T11">Permet d’insérer dans le trie les mots contenus</text:span></text:p>
      <text:p text:style-name="P12"><text:span text:style-name="T11">dans le fichier file.</text:span></text:p>
      <text:p text:style-name="P11">int _readLine(FILE *file, char **buff, size_t *buffSize) : <text:span text:style-name="T12">Permet de lire une ligne du fichier file de la stocker dans le buffer buff de taille buffSize.</text:span></text:p>
      <text:p text:style-name="P13"/>
      <text:p text:style-name="P13"/>
      <text:p text:style-name="P9"/>
      <text:p text:style-name="P2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 LibreOffice_project/00m0$Build-3</meta:generator>
    <meta:editing-cycles>0</meta:editing-cycles>
    <meta:editing-duration>P0D</meta:editing-duration>
    <meta:document-statistic meta:table-count="4" meta:image-count="0" meta:object-count="0" meta:page-count="2" meta:paragraph-count="45" meta:word-count="295" meta:character-count="1976" meta:non-whitespace-character-count="1628"/>
  </office:meta>
</office:document-meta>
</file>